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1.19pt" svg:height="903.43pt" svg:x="320pt" svg:y="36.28pt">
            <draw:object draw:notify-on-update-of-ranges="Sheet1.Z2:Sheet1.Z12 Sheet1.K67:Sheet1.K67 Sheet1.L67:Sheet1.L67 Sheet1.A2:Sheet1.A92 Sheet1.B2:Sheet1.B92 Sheet1.Y2:Sheet1.Y12 Sheet1.Z2:Sheet1.Z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20" table:default-cell-style-name="Default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5708" calcext:value-type="float">
            <text:p>1.5708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formula="of:=[.A2] + COS([.C3]) * [.D3]" office:value-type="float" office:value="0.00174487412704272" calcext:value-type="float">
            <text:p>0.001744874127043</text:p>
          </table:table-cell>
          <table:table-cell table:formula="of:=[.B2]+ SIN([.C3]) * [.D3]" office:value-type="float" office:value="0.0999847759125397" calcext:value-type="float">
            <text:p>0.09998477591254</text:p>
          </table:table-cell>
          <table:table-cell table:formula="of:=[.C2] - 0.0174533" office:value-type="float" office:value="1.5533467" calcext:value-type="float">
            <text:p>1.5533467</text:p>
          </table:table-cell>
          <table:table-cell office:value-type="float" office:value="0.1" calcext:value-type="float">
            <text:p>0.1</text:p>
          </table:table-cell>
          <table:table-cell table:number-columns-repeated="20"/>
          <table:table-cell table:style-name="ce2" table:formula="of:=[.Y2] + COS([.AA3]) * [.AB3]" office:value-type="float" office:value="0.151738263860037" calcext:value-type="float">
            <text:p>0.151738263860037</text:p>
          </table:table-cell>
          <table:table-cell table:style-name="ce2" table:formula="of:=[.Z2]+ SIN([.AA3]) * [.AB3]" office:value-type="float" office:value="0.958058192011707" calcext:value-type="float">
            <text:p>0.958058192011707</text:p>
          </table:table-cell>
          <table:table-cell table:style-name="ce2" table:formula="of:=[.AA2] - 0.15708" office:value-type="float" office:value="1.41372" calcext:value-type="float">
            <text:p>1.41372</text:p>
          </table:table-cell>
          <table:table-cell table:style-name="ce2" office:value-type="float" office:value="0.97" calcext:value-type="float">
            <text:p>0.97</text:p>
          </table:table-cell>
        </table:table-row>
        <table:table-row table:style-name="ro1">
          <table:table-cell table:formula="of:=[.A3] + COS([.C4]) * [.D4]" office:value-type="float" office:value="0.00523445819562085" calcext:value-type="float">
            <text:p>0.005234458195621</text:p>
          </table:table-cell>
          <table:table-cell table:formula="of:=[.B3]+ SIN([.C4]) * [.D4]" office:value-type="float" office:value="0.199923871380871" calcext:value-type="float">
            <text:p>0.199923871380871</text:p>
          </table:table-cell>
          <table:table-cell table:formula="of:=[.C3] - 0.0174533" office:value-type="float" office:value="1.5358934" calcext:value-type="float">
            <text:p>1.5358934</text:p>
          </table:table-cell>
          <table:table-cell table:formula="of:=[.D3]" office:value-type="float" office:value="0.1" calcext:value-type="float">
            <text:p>0.1</text:p>
          </table:table-cell>
          <table:table-cell table:number-columns-repeated="20"/>
          <table:table-cell table:style-name="ce2" table:formula="of:=[.Y3] + COS([.AA4]) * [.AB4]" office:value-type="float" office:value="0.451482037504138" calcext:value-type="float">
            <text:p>0.451482037504138</text:p>
          </table:table-cell>
          <table:table-cell table:style-name="ce2" table:formula="of:=[.Z3]+ SIN([.AA4]) * [.AB4]" office:value-type="float" office:value="1.88058389363828" calcext:value-type="float">
            <text:p>1.88058389363828</text:p>
          </table:table-cell>
          <table:table-cell table:style-name="ce2" table:formula="of:=[.AA3] - 0.15708" office:value-type="float" office:value="1.25664" calcext:value-type="float">
            <text:p>1.25664</text:p>
          </table:table-cell>
          <table:table-cell table:style-name="ce2" table:formula="of:=[.AB3]" office:value-type="float" office:value="0.97" calcext:value-type="float">
            <text:p>0.97</text:p>
          </table:table-cell>
        </table:table-row>
        <table:table-row table:style-name="ro1">
          <table:table-cell table:formula="of:=[.A4] + COS([.C5]) * [.D5]" office:value-type="float" office:value="0.0104676892437116" calcext:value-type="float">
            <text:p>0.010467689243712</text:p>
          </table:table-cell>
          <table:table-cell table:formula="of:=[.B4]+ SIN([.C5]) * [.D5]" office:value-type="float" office:value="0.299786843962291" calcext:value-type="float">
            <text:p>0.299786843962291</text:p>
          </table:table-cell>
          <table:table-cell table:formula="of:=[.C4] - 0.0174533" office:value-type="float" office:value="1.5184401" calcext:value-type="float">
            <text:p>1.5184401</text:p>
          </table:table-cell>
          <table:table-cell table:formula="of:=[.D4]" office:value-type="float" office:value="0.1" calcext:value-type="float">
            <text:p>0.1</text:p>
          </table:table-cell>
          <table:table-cell table:number-columns-repeated="20"/>
          <table:table-cell table:style-name="ce2" table:formula="of:=[.Y4] + COS([.AA5]) * [.AB5]" office:value-type="float" office:value="0.891850599985089" calcext:value-type="float">
            <text:p>0.891850599985089</text:p>
          </table:table-cell>
          <table:table-cell table:style-name="ce2" table:formula="of:=[.Z4]+ SIN([.AA5]) * [.AB5]" office:value-type="float" office:value="2.74486135439869" calcext:value-type="float">
            <text:p>2.74486135439869</text:p>
          </table:table-cell>
          <table:table-cell table:style-name="ce2" table:formula="of:=[.AA4] - 0.15708" office:value-type="float" office:value="1.09956" calcext:value-type="float">
            <text:p>1.09956</text:p>
          </table:table-cell>
          <table:table-cell table:style-name="ce2" table:formula="of:=[.AB4]" office:value-type="float" office:value="0.97" calcext:value-type="float">
            <text:p>0.97</text:p>
          </table:table-cell>
        </table:table-row>
        <table:table-row table:style-name="ro1">
          <table:table-cell table:formula="of:=[.A5] + COS([.C6]) * [.D6]" office:value-type="float" office:value="0.0174429731770761" calcext:value-type="float">
            <text:p>0.017442973177076</text:p>
          </table:table-cell>
          <table:table-cell table:formula="of:=[.B5]+ SIN([.C6]) * [.D6]" office:value-type="float" office:value="0.399543274401882" calcext:value-type="float">
            <text:p>0.399543274401882</text:p>
          </table:table-cell>
          <table:table-cell table:formula="of:=[.C5] - 0.0174533" office:value-type="float" office:value="1.5009868" calcext:value-type="float">
            <text:p>1.5009868</text:p>
          </table:table-cell>
          <table:table-cell table:formula="of:=[.D5]" office:value-type="float" office:value="0.1" calcext:value-type="float">
            <text:p>0.1</text:p>
          </table:table-cell>
          <table:table-cell table:number-columns-repeated="20"/>
          <table:table-cell table:style-name="ce2" table:formula="of:=[.Y5] + COS([.AA6]) * [.AB6]" office:value-type="float" office:value="1.46200056518653" calcext:value-type="float">
            <text:p>1.46200056518653</text:p>
          </table:table-cell>
          <table:table-cell table:style-name="ce2" table:formula="of:=[.Z5]+ SIN([.AA6]) * [.AB6]" office:value-type="float" office:value="3.52960909551095" calcext:value-type="float">
            <text:p>3.52960909551095</text:p>
          </table:table-cell>
          <table:table-cell table:style-name="ce2" table:formula="of:=[.AA5] - 0.15708" office:value-type="float" office:value="0.94248" calcext:value-type="float">
            <text:p>0.94248</text:p>
          </table:table-cell>
          <table:table-cell table:style-name="ce2" table:formula="of:=[.AB5]" office:value-type="float" office:value="0.97" calcext:value-type="float">
            <text:p>0.97</text:p>
          </table:table-cell>
        </table:table-row>
        <table:table-row table:style-name="ro1">
          <table:table-cell table:formula="of:=[.A6] + COS([.C7]) * [.D7]" office:value-type="float" office:value="0.0261581852548357" calcext:value-type="float">
            <text:p>0.026158185254836</text:p>
          </table:table-cell>
          <table:table-cell table:formula="of:=[.B6]+ SIN([.C7]) * [.D7]" office:value-type="float" office:value="0.499162775898525" calcext:value-type="float">
            <text:p>0.499162775898525</text:p>
          </table:table-cell>
          <table:table-cell table:formula="of:=[.C6] - 0.0174533" office:value-type="float" office:value="1.4835335" calcext:value-type="float">
            <text:p>1.4835335</text:p>
          </table:table-cell>
          <table:table-cell table:formula="of:=[.D6]" office:value-type="float" office:value="0.1" calcext:value-type="float">
            <text:p>0.1</text:p>
          </table:table-cell>
          <table:table-cell table:number-columns-repeated="20"/>
          <table:table-cell table:style-name="ce2" table:formula="of:=[.Y6] + COS([.AA7]) * [.AB7]" office:value-type="float" office:value="2.14789288322243" calcext:value-type="float">
            <text:p>2.14789288322243</text:p>
          </table:table-cell>
          <table:table-cell table:style-name="ce2" table:formula="of:=[.Z6]+ SIN([.AA7]) * [.AB7]" office:value-type="float" office:value="4.21550393297464" calcext:value-type="float">
            <text:p>4.21550393297464</text:p>
          </table:table-cell>
          <table:table-cell table:style-name="ce2" table:formula="of:=[.AA6] - 0.15708" office:value-type="float" office:value="0.7854" calcext:value-type="float">
            <text:p>0.7854</text:p>
          </table:table-cell>
          <table:table-cell table:style-name="ce2" table:formula="of:=[.AB6]" office:value-type="float" office:value="0.97" calcext:value-type="float">
            <text:p>0.97</text:p>
          </table:table-cell>
        </table:table-row>
        <table:table-row table:style-name="ro1">
          <table:table-cell table:formula="of:=[.A7] + COS([.C8]) * [.D8]" office:value-type="float" office:value="0.0366106707366902" calcext:value-type="float">
            <text:p>0.03661067073669</text:p>
          </table:table-cell>
          <table:table-cell table:formula="of:=[.B7]+ SIN([.C8]) * [.D8]" office:value-type="float" office:value="0.598615003361019" calcext:value-type="float">
            <text:p>0.598615003361019</text:p>
          </table:table-cell>
          <table:table-cell table:formula="of:=[.C7] - 0.0174533" office:value-type="float" office:value="1.4660802" calcext:value-type="float">
            <text:p>1.4660802</text:p>
          </table:table-cell>
          <table:table-cell table:formula="of:=[.D7]" office:value-type="float" office:value="0.1" calcext:value-type="float">
            <text:p>0.1</text:p>
          </table:table-cell>
          <table:table-cell table:number-columns-repeated="20"/>
          <table:table-cell table:style-name="ce2" table:formula="of:=[.Y7] + COS([.AA8]) * [.AB8]" office:value-type="float" office:value="2.93263853005163" calcext:value-type="float">
            <text:p>2.93263853005163</text:p>
          </table:table-cell>
          <table:table-cell table:style-name="ce2" table:formula="of:=[.Z7]+ SIN([.AA8]) * [.AB8]" office:value-type="float" office:value="4.78565678071164" calcext:value-type="float">
            <text:p>4.78565678071164</text:p>
          </table:table-cell>
          <table:table-cell table:style-name="ce2" table:formula="of:=[.AA7] - 0.15708" office:value-type="float" office:value="0.62832" calcext:value-type="float">
            <text:p>0.62832</text:p>
          </table:table-cell>
          <table:table-cell table:style-name="ce2" table:formula="of:=[.AB7]" office:value-type="float" office:value="0.97" calcext:value-type="float">
            <text:p>0.97</text:p>
          </table:table-cell>
        </table:table-row>
        <table:table-row table:style-name="ro1">
          <table:table-cell table:formula="of:=[.A8] + COS([.C9]) * [.D9]" office:value-type="float" office:value="0.0487972456915771" calcext:value-type="float">
            <text:p>0.048797245691577</text:p>
          </table:table-cell>
          <table:table-cell table:formula="of:=[.B8]+ SIN([.C9]) * [.D9]" office:value-type="float" office:value="0.697869662651497" calcext:value-type="float">
            <text:p>0.697869662651497</text:p>
          </table:table-cell>
          <table:table-cell table:formula="of:=[.C8] - 0.0174533" office:value-type="float" office:value="1.4486269" calcext:value-type="float">
            <text:p>1.4486269</text:p>
          </table:table-cell>
          <table:table-cell table:formula="of:=[.D8]" office:value-type="float" office:value="0.1" calcext:value-type="float">
            <text:p>0.1</text:p>
          </table:table-cell>
          <table:table-cell table:number-columns-repeated="20"/>
          <table:table-cell table:style-name="ce2" table:formula="of:=[.Y8] + COS([.AA9]) * [.AB9]" office:value-type="float" office:value="3.79691437324216" calcext:value-type="float">
            <text:p>3.79691437324216</text:p>
          </table:table-cell>
          <table:table-cell table:style-name="ce2" table:formula="of:=[.Z8]+ SIN([.AA9]) * [.AB9]" office:value-type="float" office:value="5.226028517858" calcext:value-type="float">
            <text:p>5.226028517858</text:p>
          </table:table-cell>
          <table:table-cell table:style-name="ce2" table:formula="of:=[.AA8] - 0.15708" office:value-type="float" office:value="0.47124" calcext:value-type="float">
            <text:p>0.47124</text:p>
          </table:table-cell>
          <table:table-cell table:style-name="ce2" table:formula="of:=[.AB8]" office:value-type="float" office:value="0.97" calcext:value-type="float">
            <text:p>0.97</text:p>
          </table:table-cell>
        </table:table-row>
        <table:table-row table:style-name="ro1">
          <table:table-cell table:formula="of:=[.A9] + COS([.C10]) * [.D10]" office:value-type="float" office:value="0.0627141979675293" calcext:value-type="float">
            <text:p>0.062714197967529</text:p>
          </table:table-cell>
          <table:table-cell table:formula="of:=[.B9]+ SIN([.C10]) * [.D10]" office:value-type="float" office:value="0.796896519813324" calcext:value-type="float">
            <text:p>0.796896519813324</text:p>
          </table:table-cell>
          <table:table-cell table:formula="of:=[.C9] - 0.0174533" office:value-type="float" office:value="1.4311736" calcext:value-type="float">
            <text:p>1.4311736</text:p>
          </table:table-cell>
          <table:table-cell table:formula="of:=[.D9]" office:value-type="float" office:value="0.1" calcext:value-type="float">
            <text:p>0.1</text:p>
          </table:table-cell>
          <table:table-cell table:number-columns-repeated="20"/>
          <table:table-cell table:style-name="ce2" table:formula="of:=[.Y9] + COS([.AA10]) * [.AB10]" office:value-type="float" office:value="4.71943897384215" calcext:value-type="float">
            <text:p>4.71943897384215</text:p>
          </table:table-cell>
          <table:table-cell table:style-name="ce2" table:formula="of:=[.Z9]+ SIN([.AA10]) * [.AB10]" office:value-type="float" office:value="5.52577568012619" calcext:value-type="float">
            <text:p>5.52577568012619</text:p>
          </table:table-cell>
          <table:table-cell table:style-name="ce2" table:formula="of:=[.AA9] - 0.15708" office:value-type="float" office:value="0.31416" calcext:value-type="float">
            <text:p>0.31416</text:p>
          </table:table-cell>
          <table:table-cell table:style-name="ce2" table:formula="of:=[.AB9]" office:value-type="float" office:value="0.97" calcext:value-type="float">
            <text:p>0.97</text:p>
          </table:table-cell>
        </table:table-row>
        <table:table-row table:style-name="ro1">
          <table:table-cell table:formula="of:=[.A10] + COS([.C11]) * [.D11]" office:value-type="float" office:value="0.0783572883224336" calcext:value-type="float">
            <text:p>0.078357288322434</text:p>
          </table:table-cell>
          <table:table-cell table:formula="of:=[.B10]+ SIN([.C11]) * [.D11]" office:value-type="float" office:value="0.895665410280658" calcext:value-type="float">
            <text:p>0.895665410280658</text:p>
          </table:table-cell>
          <table:table-cell table:formula="of:=[.C10] - 0.0174533" office:value-type="float" office:value="1.4137203" calcext:value-type="float">
            <text:p>1.4137203</text:p>
          </table:table-cell>
          <table:table-cell table:formula="of:=[.D10]" office:value-type="float" office:value="0.1" calcext:value-type="float">
            <text:p>0.1</text:p>
          </table:table-cell>
          <table:table-cell table:number-columns-repeated="20"/>
          <table:table-cell table:style-name="ce2" table:formula="of:=[.Y10] + COS([.AA11]) * [.AB11]" office:value-type="float" office:value="5.67749660848163" calcext:value-type="float">
            <text:p>5.67749660848163</text:p>
          </table:table-cell>
          <table:table-cell table:style-name="ce2" table:formula="of:=[.Z10]+ SIN([.AA11]) * [.AB11]" office:value-type="float" office:value="5.67751746312944" calcext:value-type="float">
            <text:p>5.67751746312944</text:p>
          </table:table-cell>
          <table:table-cell table:style-name="ce2" table:formula="of:=[.AA10] - 0.15708" office:value-type="float" office:value="0.15708" calcext:value-type="float">
            <text:p>0.15708</text:p>
          </table:table-cell>
          <table:table-cell table:style-name="ce2" table:formula="of:=[.AB10]" office:value-type="float" office:value="0.97" calcext:value-type="float">
            <text:p>0.97</text:p>
          </table:table-cell>
        </table:table-row>
        <table:table-row table:style-name="ro1">
          <table:table-cell table:formula="of:=[.A11] + COS([.C12]) * [.D12]" office:value-type="float" office:value="0.0957217517153455" calcext:value-type="float">
            <text:p>0.095721751715346</text:p>
          </table:table-cell>
          <table:table-cell table:formula="of:=[.B11]+ SIN([.C12]) * [.D12]" office:value-type="float" office:value="0.99414624806688" calcext:value-type="float">
            <text:p>0.99414624806688</text:p>
          </table:table-cell>
          <table:table-cell table:formula="of:=[.C11] - 0.0174533" office:value-type="float" office:value="1.396267" calcext:value-type="float">
            <text:p>1.396267</text:p>
          </table:table-cell>
          <table:table-cell table:formula="of:=[.D11]" office:value-type="float" office:value="0.1" calcext:value-type="float">
            <text:p>0.1</text:p>
          </table:table-cell>
          <table:table-cell table:number-columns-repeated="20"/>
          <table:table-cell table:style-name="ce2" table:formula="of:=[.Y11] + COS([.AA12]) * [.AB12]" office:value-type="float" office:value="6.64749660848163" calcext:value-type="float">
            <text:p>6.64749660848163</text:p>
          </table:table-cell>
          <table:table-cell table:style-name="ce2" table:formula="of:=[.Z11]+ SIN([.AA12]) * [.AB12]" office:value-type="float" office:value="5.67751746312944" calcext:value-type="float">
            <text:p>5.67751746312944</text:p>
          </table:table-cell>
          <table:table-cell table:style-name="ce2" table:formula="of:=[.AA11] - 0.15708" office:value-type="float" office:value="0" calcext:value-type="float">
            <text:p>0</text:p>
          </table:table-cell>
          <table:table-cell table:style-name="ce2" table:formula="of:=[.AB11]" office:value-type="float" office:value="0.97" calcext:value-type="float">
            <text:p>0.97</text:p>
          </table:table-cell>
        </table:table-row>
        <table:table-row table:style-name="ro1">
          <table:table-cell table:formula="of:=[.A12] + COS([.C13]) * [.D13]" office:value-type="float" office:value="0.114802298757969" calcext:value-type="float">
            <text:p>0.114802298757969</text:p>
          </table:table-cell>
          <table:table-cell table:formula="of:=[.B12]+ SIN([.C13]) * [.D13]" office:value-type="float" office:value="1.09230903492908" calcext:value-type="float">
            <text:p>1.09230903492908</text:p>
          </table:table-cell>
          <table:table-cell table:formula="of:=[.C12] - 0.0174533" office:value-type="float" office:value="1.3788137" calcext:value-type="float">
            <text:p>1.3788137</text:p>
          </table:table-cell>
          <table:table-cell table:formula="of:=[.D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] + COS([.C14]) * [.D14]" office:value-type="float" office:value="0.135593117325854" calcext:value-type="float">
            <text:p>0.135593117325854</text:p>
          </table:table-cell>
          <table:table-cell table:formula="of:=[.B13]+ SIN([.C14]) * [.D14]" office:value-type="float" office:value="1.19012386950583" calcext:value-type="float">
            <text:p>1.19012386950583</text:p>
          </table:table-cell>
          <table:table-cell table:formula="of:=[.C13] - 0.0174533" office:value-type="float" office:value="1.3613604" calcext:value-type="float">
            <text:p>1.3613604</text:p>
          </table:table-cell>
          <table:table-cell table:formula="of:=[.D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] + COS([.C15]) * [.D15]" office:value-type="float" office:value="0.158087874328834" calcext:value-type="float">
            <text:p>0.158087874328834</text:p>
          </table:table-cell>
          <table:table-cell table:formula="of:=[.B14]+ SIN([.C15]) * [.D15]" office:value-type="float" office:value="1.28756095642543" calcext:value-type="float">
            <text:p>1.28756095642543</text:p>
          </table:table-cell>
          <table:table-cell table:formula="of:=[.C14] - 0.0174533" office:value-type="float" office:value="1.3439071" calcext:value-type="float">
            <text:p>1.3439071</text:p>
          </table:table-cell>
          <table:table-cell table:formula="of:=[.D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] + COS([.C16]) * [.D16]" office:value-type="float" office:value="0.182279717640139" calcext:value-type="float">
            <text:p>0.182279717640139</text:p>
          </table:table-cell>
          <table:table-cell table:formula="of:=[.B15]+ SIN([.C16]) * [.D16]" office:value-type="float" office:value="1.38459061538186" calcext:value-type="float">
            <text:p>1.38459061538186</text:p>
          </table:table-cell>
          <table:table-cell table:formula="of:=[.C15] - 0.0174533" office:value-type="float" office:value="1.3264538" calcext:value-type="float">
            <text:p>1.3264538</text:p>
          </table:table-cell>
          <table:table-cell table:formula="of:=[.D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] + COS([.C17]) * [.D17]" office:value-type="float" office:value="0.208161278183629" calcext:value-type="float">
            <text:p>0.208161278183629</text:p>
          </table:table-cell>
          <table:table-cell table:formula="of:=[.B16]+ SIN([.C17]) * [.D17]" office:value-type="float" office:value="1.48118329017573" calcext:value-type="float">
            <text:p>1.48118329017573</text:p>
          </table:table-cell>
          <table:table-cell table:formula="of:=[.C16] - 0.0174533" office:value-type="float" office:value="1.3090005" calcext:value-type="float">
            <text:p>1.3090005</text:p>
          </table:table-cell>
          <table:table-cell table:formula="of:=[.D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] + COS([.C18]) * [.D18]" office:value-type="float" office:value="0.235724672178485" calcext:value-type="float">
            <text:p>0.235724672178485</text:p>
          </table:table-cell>
          <table:table-cell table:formula="of:=[.B17]+ SIN([.C18]) * [.D18]" office:value-type="float" office:value="1.57730955771735" calcext:value-type="float">
            <text:p>1.57730955771735</text:p>
          </table:table-cell>
          <table:table-cell table:formula="of:=[.C17] - 0.0174533" office:value-type="float" office:value="1.2915472" calcext:value-type="float">
            <text:p>1.2915472</text:p>
          </table:table-cell>
          <table:table-cell table:formula="of:=[.D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] + COS([.C19]) * [.D19]" office:value-type="float" office:value="0.264961503540688" calcext:value-type="float">
            <text:p>0.264961503540688</text:p>
          </table:table-cell>
          <table:table-cell table:formula="of:=[.B18]+ SIN([.C19]) * [.D19]" office:value-type="float" office:value="1.67294013698935" calcext:value-type="float">
            <text:p>1.67294013698935</text:p>
          </table:table-cell>
          <table:table-cell table:formula="of:=[.C18] - 0.0174533" office:value-type="float" office:value="1.2740939" calcext:value-type="float">
            <text:p>1.2740939</text:p>
          </table:table-cell>
          <table:table-cell table:formula="of:=[.D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] + COS([.C20]) * [.D20]" office:value-type="float" office:value="0.295862866440546" calcext:value-type="float">
            <text:p>0.295862866440546</text:p>
          </table:table-cell>
          <table:table-cell table:formula="of:=[.B19]+ SIN([.C20]) * [.D20]" office:value-type="float" office:value="1.76804589796592" calcext:value-type="float">
            <text:p>1.76804589796592</text:p>
          </table:table-cell>
          <table:table-cell table:formula="of:=[.C19] - 0.0174533" office:value-type="float" office:value="1.2566406" calcext:value-type="float">
            <text:p>1.2566406</text:p>
          </table:table-cell>
          <table:table-cell table:formula="of:=[.D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] + COS([.C21]) * [.D21]" office:value-type="float" office:value="0.328419348015504" calcext:value-type="float">
            <text:p>0.328419348015504</text:p>
          </table:table-cell>
          <table:table-cell table:formula="of:=[.B20]+ SIN([.C21]) * [.D21]" office:value-type="float" office:value="1.86259787048611" calcext:value-type="float">
            <text:p>1.86259787048611</text:p>
          </table:table-cell>
          <table:table-cell table:formula="of:=[.C20] - 0.0174533" office:value-type="float" office:value="1.2391873" calcext:value-type="float">
            <text:p>1.2391873</text:p>
          </table:table-cell>
          <table:table-cell table:formula="of:=[.D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] + COS([.C22]) * [.D22]" office:value-type="float" office:value="0.362621031237394" calcext:value-type="float">
            <text:p>0.362621031237394</text:p>
          </table:table-cell>
          <table:table-cell table:formula="of:=[.B21]+ SIN([.C22]) * [.D22]" office:value-type="float" office:value="1.95656725307847" calcext:value-type="float">
            <text:p>1.95656725307847</text:p>
          </table:table-cell>
          <table:table-cell table:formula="of:=[.C21] - 0.0174533" office:value-type="float" office:value="1.221734" calcext:value-type="float">
            <text:p>1.221734</text:p>
          </table:table-cell>
          <table:table-cell table:formula="of:=[.D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] + COS([.C23]) * [.D23]" office:value-type="float" office:value="0.398457497933256" calcext:value-type="float">
            <text:p>0.398457497933256</text:p>
          </table:table-cell>
          <table:table-cell table:formula="of:=[.B22]+ SIN([.C23]) * [.D23]" office:value-type="float" office:value="2.04992542173423" calcext:value-type="float">
            <text:p>2.04992542173423</text:p>
          </table:table-cell>
          <table:table-cell table:formula="of:=[.C22] - 0.0174533" office:value-type="float" office:value="1.2042807" calcext:value-type="float">
            <text:p>1.2042807</text:p>
          </table:table-cell>
          <table:table-cell table:formula="of:=[.D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] + COS([.C24]) * [.D24]" office:value-type="float" office:value="0.435917831958823" calcext:value-type="float">
            <text:p>0.435917831958823</text:p>
          </table:table-cell>
          <table:table-cell table:formula="of:=[.B23]+ SIN([.C24]) * [.D24]" office:value-type="float" office:value="2.14264393862645" calcext:value-type="float">
            <text:p>2.14264393862645</text:p>
          </table:table-cell>
          <table:table-cell table:formula="of:=[.C23] - 0.0174533" office:value-type="float" office:value="1.1868274" calcext:value-type="float">
            <text:p>1.1868274</text:p>
          </table:table-cell>
          <table:table-cell table:formula="of:=[.D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] + COS([.C25]) * [.D25]" office:value-type="float" office:value="0.474990622523684" calcext:value-type="float">
            <text:p>0.474990622523684</text:p>
          </table:table-cell>
          <table:table-cell table:formula="of:=[.B24]+ SIN([.C25]) * [.D25]" office:value-type="float" office:value="2.23469456077249" calcext:value-type="float">
            <text:p>2.23469456077249</text:p>
          </table:table-cell>
          <table:table-cell table:formula="of:=[.C24] - 0.0174533" office:value-type="float" office:value="1.1693741" calcext:value-type="float">
            <text:p>1.1693741</text:p>
          </table:table-cell>
          <table:table-cell table:formula="of:=[.D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] + COS([.C26]) * [.D26]" office:value-type="float" office:value="0.515663967667124" calcext:value-type="float">
            <text:p>0.515663967667124</text:p>
          </table:table-cell>
          <table:table-cell table:formula="of:=[.B25]+ SIN([.C26]) * [.D26]" office:value-type="float" office:value="2.32604924863712" calcext:value-type="float">
            <text:p>2.32604924863712</text:p>
          </table:table-cell>
          <table:table-cell table:formula="of:=[.C25] - 0.0174533" office:value-type="float" office:value="1.1519208" calcext:value-type="float">
            <text:p>1.1519208</text:p>
          </table:table-cell>
          <table:table-cell table:formula="of:=[.D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] + COS([.C27]) * [.D27]" office:value-type="float" office:value="0.557925477883582" calcext:value-type="float">
            <text:p>0.557925477883582</text:p>
          </table:table-cell>
          <table:table-cell table:formula="of:=[.B26]+ SIN([.C27]) * [.D27]" office:value-type="float" office:value="2.41668017467357" calcext:value-type="float">
            <text:p>2.41668017467357</text:p>
          </table:table-cell>
          <table:table-cell table:formula="of:=[.C26] - 0.0174533" office:value-type="float" office:value="1.1344675" calcext:value-type="float">
            <text:p>1.1344675</text:p>
          </table:table-cell>
          <table:table-cell table:formula="of:=[.D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] + COS([.C28]) * [.D28]" office:value-type="float" office:value="0.601762279896616" calcext:value-type="float">
            <text:p>0.601762279896616</text:p>
          </table:table-cell>
          <table:table-cell table:formula="of:=[.B27]+ SIN([.C28]) * [.D28]" office:value-type="float" office:value="2.50655973180015" calcext:value-type="float">
            <text:p>2.50655973180015</text:p>
          </table:table-cell>
          <table:table-cell table:formula="of:=[.C27] - 0.0174533" office:value-type="float" office:value="1.1170142" calcext:value-type="float">
            <text:p>1.1170142</text:p>
          </table:table-cell>
          <table:table-cell table:formula="of:=[.D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] + COS([.C29]) * [.D29]" office:value-type="float" office:value="0.64716102058023" calcext:value-type="float">
            <text:p>0.64716102058023</text:p>
          </table:table-cell>
          <table:table-cell table:formula="of:=[.B28]+ SIN([.C29]) * [.D29]" office:value-type="float" office:value="2.59566054180961" calcext:value-type="float">
            <text:p>2.59566054180961</text:p>
          </table:table-cell>
          <table:table-cell table:formula="of:=[.C28] - 0.0174533" office:value-type="float" office:value="1.0995609" calcext:value-type="float">
            <text:p>1.0995609</text:p>
          </table:table-cell>
          <table:table-cell table:formula="of:=[.D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] + COS([.C30]) * [.D30]" office:value-type="float" office:value="0.694107871026371" calcext:value-type="float">
            <text:p>0.694107871026371</text:p>
          </table:table-cell>
          <table:table-cell table:formula="of:=[.B29]+ SIN([.C30]) * [.D30]" office:value-type="float" office:value="2.68395546370882" calcext:value-type="float">
            <text:p>2.68395546370882</text:p>
          </table:table-cell>
          <table:table-cell table:formula="of:=[.C29] - 0.0174533" office:value-type="float" office:value="1.0821076" calcext:value-type="float">
            <text:p>1.0821076</text:p>
          </table:table-cell>
          <table:table-cell table:formula="of:=[.D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] + COS([.C31]) * [.D31]" office:value-type="float" office:value="0.742588530757352" calcext:value-type="float">
            <text:p>0.742588530757352</text:p>
          </table:table-cell>
          <table:table-cell table:formula="of:=[.B30]+ SIN([.C31]) * [.D31]" office:value-type="float" office:value="2.77141760198618" calcext:value-type="float">
            <text:p>2.77141760198618</text:p>
          </table:table-cell>
          <table:table-cell table:formula="of:=[.C30] - 0.0174533" office:value-type="float" office:value="1.0646543" calcext:value-type="float">
            <text:p>1.0646543</text:p>
          </table:table-cell>
          <table:table-cell table:formula="of:=[.D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] + COS([.C32]) * [.D32]" office:value-type="float" office:value="0.792588232081919" calcext:value-type="float">
            <text:p>0.792588232081919</text:p>
          </table:table-cell>
          <table:table-cell table:formula="of:=[.B31]+ SIN([.C32]) * [.D32]" office:value-type="float" office:value="2.85802031480428" calcext:value-type="float">
            <text:p>2.85802031480428</text:p>
          </table:table-cell>
          <table:table-cell table:formula="of:=[.C31] - 0.0174533" office:value-type="float" office:value="1.047201" calcext:value-type="float">
            <text:p>1.047201</text:p>
          </table:table-cell>
          <table:table-cell table:formula="of:=[.D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] + COS([.C33]) * [.D33]" office:value-type="float" office:value="0.844091744593634" calcext:value-type="float">
            <text:p>0.844091744593634</text:p>
          </table:table-cell>
          <table:table-cell table:formula="of:=[.B32]+ SIN([.C33]) * [.D33]" office:value-type="float" office:value="2.94373722211524" calcext:value-type="float">
            <text:p>2.94373722211524</text:p>
          </table:table-cell>
          <table:table-cell table:formula="of:=[.C32] - 0.0174533" office:value-type="float" office:value="1.0297477" calcext:value-type="float">
            <text:p>1.0297477</text:p>
          </table:table-cell>
          <table:table-cell table:formula="of:=[.D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] + COS([.C34]) * [.D34]" office:value-type="float" office:value="0.897083379810216" calcext:value-type="float">
            <text:p>0.897083379810216</text:p>
          </table:table-cell>
          <table:table-cell table:formula="of:=[.B33]+ SIN([.C34]) * [.D34]" office:value-type="float" office:value="3.02854221369635" calcext:value-type="float">
            <text:p>3.02854221369635</text:p>
          </table:table-cell>
          <table:table-cell table:formula="of:=[.C33] - 0.0174533" office:value-type="float" office:value="1.0122944" calcext:value-type="float">
            <text:p>1.0122944</text:p>
          </table:table-cell>
          <table:table-cell table:formula="of:=[.D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] + COS([.C35]) * [.D35]" office:value-type="float" office:value="0.951546995952399" calcext:value-type="float">
            <text:p>0.951546995952399</text:p>
          </table:table-cell>
          <table:table-cell table:formula="of:=[.B34]+ SIN([.C35]) * [.D35]" office:value-type="float" office:value="3.11240945710352" calcext:value-type="float">
            <text:p>3.11240945710352</text:p>
          </table:table-cell>
          <table:table-cell table:formula="of:=[.C34] - 0.0174533" office:value-type="float" office:value="0.994841100000003" calcext:value-type="float">
            <text:p>0.994841100000003</text:p>
          </table:table-cell>
          <table:table-cell table:formula="of:=[.D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] + COS([.C36]) * [.D36]" office:value-type="float" office:value="1.00746600286089" calcext:value-type="float">
            <text:p>1.00746600286089</text:p>
          </table:table-cell>
          <table:table-cell table:formula="of:=[.B35]+ SIN([.C36]) * [.D36]" office:value-type="float" office:value="3.19531340554006" calcext:value-type="float">
            <text:p>3.19531340554006</text:p>
          </table:table-cell>
          <table:table-cell table:formula="of:=[.C35] - 0.0174533" office:value-type="float" office:value="0.977387800000003" calcext:value-type="float">
            <text:p>0.977387800000003</text:p>
          </table:table-cell>
          <table:table-cell table:formula="of:=[.D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] + COS([.C37]) * [.D37]" office:value-type="float" office:value="1.06482336704987" calcext:value-type="float">
            <text:p>1.06482336704987</text:p>
          </table:table-cell>
          <table:table-cell table:formula="of:=[.B36]+ SIN([.C37]) * [.D37]" office:value-type="float" office:value="3.27722880563853" calcext:value-type="float">
            <text:p>3.27722880563853</text:p>
          </table:table-cell>
          <table:table-cell table:formula="of:=[.C36] - 0.0174533" office:value-type="float" office:value="0.959934500000003" calcext:value-type="float">
            <text:p>0.959934500000003</text:p>
          </table:table-cell>
          <table:table-cell table:formula="of:=[.D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] + COS([.C38]) * [.D38]" office:value-type="float" office:value="1.12360161689562" calcext:value-type="float">
            <text:p>1.12360161689562</text:p>
          </table:table-cell>
          <table:table-cell table:formula="of:=[.B37]+ SIN([.C38]) * [.D38]" office:value-type="float" office:value="3.35813070515313" calcext:value-type="float">
            <text:p>3.35813070515313</text:p>
          </table:table-cell>
          <table:table-cell table:formula="of:=[.C37] - 0.0174533" office:value-type="float" office:value="0.942481200000003" calcext:value-type="float">
            <text:p>0.942481200000003</text:p>
          </table:table-cell>
          <table:table-cell table:formula="of:=[.D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] + COS([.C39]) * [.D39]" office:value-type="float" office:value="1.18378284795848" calcext:value-type="float">
            <text:p>1.18378284795848</text:p>
          </table:table-cell>
          <table:table-cell table:formula="of:=[.B38]+ SIN([.C39]) * [.D39]" office:value-type="float" office:value="3.43799446056044" calcext:value-type="float">
            <text:p>3.43799446056044</text:p>
          </table:table-cell>
          <table:table-cell table:formula="of:=[.C38] - 0.0174533" office:value-type="float" office:value="0.925027900000003" calcext:value-type="float">
            <text:p>0.925027900000003</text:p>
          </table:table-cell>
          <table:table-cell table:formula="of:=[.D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] + COS([.C40]) * [.D40]" office:value-type="float" office:value="1.24534872843676" calcext:value-type="float">
            <text:p>1.24534872843676</text:p>
          </table:table-cell>
          <table:table-cell table:formula="of:=[.B39]+ SIN([.C40]) * [.D40]" office:value-type="float" office:value="3.51679574456606" calcext:value-type="float">
            <text:p>3.51679574456606</text:p>
          </table:table-cell>
          <table:table-cell table:formula="of:=[.C39] - 0.0174533" office:value-type="float" office:value="0.907574600000003" calcext:value-type="float">
            <text:p>0.907574600000003</text:p>
          </table:table-cell>
          <table:table-cell table:formula="of:=[.D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] + COS([.C41]) * [.D41]" office:value-type="float" office:value="1.30828050475081" calcext:value-type="float">
            <text:p>1.30828050475081</text:p>
          </table:table-cell>
          <table:table-cell table:formula="of:=[.B40]+ SIN([.C41]) * [.D41]" office:value-type="float" office:value="3.59451055351492" calcext:value-type="float">
            <text:p>3.59451055351492</text:p>
          </table:table-cell>
          <table:table-cell table:formula="of:=[.C40] - 0.0174533" office:value-type="float" office:value="0.890121300000003" calcext:value-type="float">
            <text:p>0.890121300000003</text:p>
          </table:table-cell>
          <table:table-cell table:formula="of:=[.D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] + COS([.C42]) * [.D42]" office:value-type="float" office:value="1.37255900725549" calcext:value-type="float">
            <text:p>1.37255900725549</text:p>
          </table:table-cell>
          <table:table-cell table:formula="of:=[.B41]+ SIN([.C42]) * [.D42]" office:value-type="float" office:value="3.67111521470311" calcext:value-type="float">
            <text:p>3.67111521470311</text:p>
          </table:table-cell>
          <table:table-cell table:formula="of:=[.C41] - 0.0174533" office:value-type="float" office:value="0.872668000000003" calcext:value-type="float">
            <text:p>0.872668000000003</text:p>
          </table:table-cell>
          <table:table-cell table:formula="of:=[.D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] + COS([.C43]) * [.D43]" office:value-type="float" office:value="1.43816465607947" calcext:value-type="float">
            <text:p>1.43816465607947</text:p>
          </table:table-cell>
          <table:table-cell table:formula="of:=[.B42]+ SIN([.C43]) * [.D43]" office:value-type="float" office:value="3.74658639358872" calcext:value-type="float">
            <text:p>3.74658639358872</text:p>
          </table:table-cell>
          <table:table-cell table:formula="of:=[.C42] - 0.0174533" office:value-type="float" office:value="0.855214700000003" calcext:value-type="float">
            <text:p>0.855214700000003</text:p>
          </table:table-cell>
          <table:table-cell table:formula="of:=[.D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] + COS([.C44]) * [.D44]" office:value-type="float" office:value="1.50507746708945" calcext:value-type="float">
            <text:p>1.50507746708945</text:p>
          </table:table-cell>
          <table:table-cell table:formula="of:=[.B43]+ SIN([.C44]) * [.D44]" office:value-type="float" office:value="3.82090110089987" calcext:value-type="float">
            <text:p>3.82090110089987</text:p>
          </table:table-cell>
          <table:table-cell table:formula="of:=[.C43] - 0.0174533" office:value-type="float" office:value="0.837761400000003" calcext:value-type="float">
            <text:p>0.837761400000003</text:p>
          </table:table-cell>
          <table:table-cell table:formula="of:=[.D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] + COS([.C45]) * [.D45]" office:value-type="float" office:value="1.57327705797754" calcext:value-type="float">
            <text:p>1.57327705797754</text:p>
          </table:table-cell>
          <table:table-cell table:formula="of:=[.B44]+ SIN([.C45]) * [.D45]" office:value-type="float" office:value="3.8940366996374" calcext:value-type="float">
            <text:p>3.8940366996374</text:p>
          </table:table-cell>
          <table:table-cell table:formula="of:=[.C44] - 0.0174533" office:value-type="float" office:value="0.820308100000003" calcext:value-type="float">
            <text:p>0.820308100000003</text:p>
          </table:table-cell>
          <table:table-cell table:formula="of:=[.D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] + COS([.C46]) * [.D46]" office:value-type="float" office:value="1.64274265446988" calcext:value-type="float">
            <text:p>1.64274265446988</text:p>
          </table:table-cell>
          <table:table-cell table:formula="of:=[.B45]+ SIN([.C46]) * [.D46]" office:value-type="float" office:value="3.96597091197036" calcext:value-type="float">
            <text:p>3.96597091197036</text:p>
          </table:table-cell>
          <table:table-cell table:formula="of:=[.C45] - 0.0174533" office:value-type="float" office:value="0.802854800000003" calcext:value-type="float">
            <text:p>0.802854800000003</text:p>
          </table:table-cell>
          <table:table-cell table:formula="of:=[.D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] + COS([.C47]) * [.D47]" office:value-type="float" office:value="1.71345309665471" calcext:value-type="float">
            <text:p>1.71345309665471</text:p>
          </table:table-cell>
          <table:table-cell table:formula="of:=[.B46]+ SIN([.C47]) * [.D47]" office:value-type="float" office:value="4.03668182602205" calcext:value-type="float">
            <text:p>4.03668182602205</text:p>
          </table:table-cell>
          <table:table-cell table:formula="of:=[.C46] - 0.0174533" office:value-type="float" office:value="0.785401500000003" calcext:value-type="float">
            <text:p>0.785401500000003</text:p>
          </table:table-cell>
          <table:table-cell table:formula="of:=[.D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] + COS([.C48]) * [.D48]" office:value-type="float" office:value="1.7853868454279" calcext:value-type="float">
            <text:p>1.7853868454279</text:p>
          </table:table-cell>
          <table:table-cell table:formula="of:=[.B47]+ SIN([.C48]) * [.D48]" office:value-type="float" office:value="4.1061479025446" calcext:value-type="float">
            <text:p>4.1061479025446</text:p>
          </table:table-cell>
          <table:table-cell table:formula="of:=[.C47] - 0.0174533" office:value-type="float" office:value="0.767948200000003" calcext:value-type="float">
            <text:p>0.767948200000003</text:p>
          </table:table-cell>
          <table:table-cell table:formula="of:=[.D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] + COS([.C49]) * [.D49]" office:value-type="float" office:value="1.85852198905394" calcext:value-type="float">
            <text:p>1.85852198905394</text:p>
          </table:table-cell>
          <table:table-cell table:formula="of:=[.B48]+ SIN([.C49]) * [.D49]" office:value-type="float" office:value="4.17434798148002" calcext:value-type="float">
            <text:p>4.17434798148002</text:p>
          </table:table-cell>
          <table:table-cell table:formula="of:=[.C48] - 0.0174533" office:value-type="float" office:value="0.750494900000003" calcext:value-type="float">
            <text:p>0.750494900000003</text:p>
          </table:table-cell>
          <table:table-cell table:formula="of:=[.D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] + COS([.C50]) * [.D50]" office:value-type="float" office:value="1.93283624984053" calcext:value-type="float">
            <text:p>1.93283624984053</text:p>
          </table:table-cell>
          <table:table-cell table:formula="of:=[.B49]+ SIN([.C50]) * [.D50]" office:value-type="float" office:value="4.24126128840581" calcext:value-type="float">
            <text:p>4.24126128840581</text:p>
          </table:table-cell>
          <table:table-cell table:formula="of:=[.C49] - 0.0174533" office:value-type="float" office:value="0.733041600000003" calcext:value-type="float">
            <text:p>0.733041600000003</text:p>
          </table:table-cell>
          <table:table-cell table:formula="of:=[.D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] + COS([.C51]) * [.D51]" office:value-type="float" office:value="2.00830699092451" calcext:value-type="float">
            <text:p>2.00830699092451</text:p>
          </table:table-cell>
          <table:table-cell table:formula="of:=[.B50]+ SIN([.C51]) * [.D51]" office:value-type="float" office:value="4.30686744086298" calcext:value-type="float">
            <text:p>4.30686744086298</text:p>
          </table:table-cell>
          <table:table-cell table:formula="of:=[.C50] - 0.0174533" office:value-type="float" office:value="0.715588300000003" calcext:value-type="float">
            <text:p>0.715588300000003</text:p>
          </table:table-cell>
          <table:table-cell table:formula="of:=[.D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] + COS([.C52]) * [.D52]" office:value-type="float" office:value="2.08491122316736" calcext:value-type="float">
            <text:p>2.08491122316736</text:p>
          </table:table-cell>
          <table:table-cell table:formula="of:=[.B51]+ SIN([.C52]) * [.D52]" office:value-type="float" office:value="4.37114645456484" calcext:value-type="float">
            <text:p>4.37114645456484</text:p>
          </table:table-cell>
          <table:table-cell table:formula="of:=[.C51] - 0.0174533" office:value-type="float" office:value="0.698135000000003" calcext:value-type="float">
            <text:p>0.698135000000003</text:p>
          </table:table-cell>
          <table:table-cell table:formula="of:=[.D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] + COS([.C53]) * [.D53]" office:value-type="float" office:value="2.16262561215784" calcext:value-type="float">
            <text:p>2.16262561215784</text:p>
          </table:table-cell>
          <table:table-cell table:formula="of:=[.B52]+ SIN([.C53]) * [.D53]" office:value-type="float" office:value="4.43407874948435" calcext:value-type="float">
            <text:p>4.43407874948435</text:p>
          </table:table-cell>
          <table:table-cell table:formula="of:=[.C52] - 0.0174533" office:value-type="float" office:value="0.680681700000003" calcext:value-type="float">
            <text:p>0.680681700000003</text:p>
          </table:table-cell>
          <table:table-cell table:formula="of:=[.D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] + COS([.C54]) * [.D54]" office:value-type="float" office:value="2.24142648531995" calcext:value-type="float">
            <text:p>2.24142648531995</text:p>
          </table:table-cell>
          <table:table-cell table:formula="of:=[.B53]+ SIN([.C54]) * [.D54]" office:value-type="float" office:value="4.49564515581839" calcext:value-type="float">
            <text:p>4.49564515581839</text:p>
          </table:table-cell>
          <table:table-cell table:formula="of:=[.C53] - 0.0174533" office:value-type="float" office:value="0.663228400000003" calcext:value-type="float">
            <text:p>0.663228400000003</text:p>
          </table:table-cell>
          <table:table-cell table:formula="of:=[.D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] + COS([.C55]) * [.D55]" office:value-type="float" office:value="2.32128983912379" calcext:value-type="float">
            <text:p>2.32128983912379</text:p>
          </table:table-cell>
          <table:table-cell table:formula="of:=[.B54]+ SIN([.C55]) * [.D55]" office:value-type="float" office:value="4.55582691982713" calcext:value-type="float">
            <text:p>4.55582691982713</text:p>
          </table:table-cell>
          <table:table-cell table:formula="of:=[.C54] - 0.0174533" office:value-type="float" office:value="0.645775100000003" calcext:value-type="float">
            <text:p>0.645775100000003</text:p>
          </table:table-cell>
          <table:table-cell table:formula="of:=[.D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] + COS([.C56]) * [.D56]" office:value-type="float" office:value="2.40219134639727" calcext:value-type="float">
            <text:p>2.40219134639727</text:p>
          </table:table-cell>
          <table:table-cell table:formula="of:=[.B55]+ SIN([.C56]) * [.D56]" office:value-type="float" office:value="4.61460570954654" calcext:value-type="float">
            <text:p>4.61460570954654</text:p>
          </table:table-cell>
          <table:table-cell table:formula="of:=[.C55] - 0.0174533" office:value-type="float" office:value="0.628321800000003" calcext:value-type="float">
            <text:p>0.628321800000003</text:p>
          </table:table-cell>
          <table:table-cell table:formula="of:=[.D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] + COS([.C57]) * [.D57]" office:value-type="float" office:value="2.48410636373646" calcext:value-type="float">
            <text:p>2.48410636373646</text:p>
          </table:table-cell>
          <table:table-cell table:formula="of:=[.B56]+ SIN([.C57]) * [.D57]" office:value-type="float" office:value="4.67196362037252" calcext:value-type="float">
            <text:p>4.67196362037252</text:p>
          </table:table-cell>
          <table:table-cell table:formula="of:=[.C56] - 0.0174533" office:value-type="float" office:value="0.610868500000003" calcext:value-type="float">
            <text:p>0.610868500000003</text:p>
          </table:table-cell>
          <table:table-cell table:formula="of:=[.D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] + COS([.C58]) * [.D58]" office:value-type="float" office:value="2.56700993901215" calcext:value-type="float">
            <text:p>2.56700993901215</text:p>
          </table:table-cell>
          <table:table-cell table:formula="of:=[.B57]+ SIN([.C58]) * [.D58]" office:value-type="float" office:value="4.72788318051481" calcext:value-type="float">
            <text:p>4.72788318051481</text:p>
          </table:table-cell>
          <table:table-cell table:formula="of:=[.C57] - 0.0174533" office:value-type="float" office:value="0.593415200000003" calcext:value-type="float">
            <text:p>0.593415200000003</text:p>
          </table:table-cell>
          <table:table-cell table:formula="of:=[.D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] + COS([.C59]) * [.D59]" office:value-type="float" office:value="2.65087681897057" calcext:value-type="float">
            <text:p>2.65087681897057</text:p>
          </table:table-cell>
          <table:table-cell table:formula="of:=[.B58]+ SIN([.C59]) * [.D59]" office:value-type="float" office:value="4.7823473563191" calcext:value-type="float">
            <text:p>4.7823473563191</text:p>
          </table:table-cell>
          <table:table-cell table:formula="of:=[.C58] - 0.0174533" office:value-type="float" office:value="0.575961900000003" calcext:value-type="float">
            <text:p>0.575961900000003</text:p>
          </table:table-cell>
          <table:table-cell table:formula="of:=[.D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] + COS([.C60]) * [.D60]" office:value-type="float" office:value="2.73568145692574" calcext:value-type="float">
            <text:p>2.73568145692574</text:p>
          </table:table-cell>
          <table:table-cell table:formula="of:=[.B59]+ SIN([.C60]) * [.D60]" office:value-type="float" office:value="4.8353395574556" calcext:value-type="float">
            <text:p>4.8353395574556</text:p>
          </table:table-cell>
          <table:table-cell table:formula="of:=[.C59] - 0.0174533" office:value-type="float" office:value="0.558508600000003" calcext:value-type="float">
            <text:p>0.558508600000003</text:p>
          </table:table-cell>
          <table:table-cell table:formula="of:=[.D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] + COS([.C61]) * [.D61]" office:value-type="float" office:value="2.82139802054129" calcext:value-type="float">
            <text:p>2.82139802054129</text:p>
          </table:table-cell>
          <table:table-cell table:formula="of:=[.B60]+ SIN([.C61]) * [.D61]" office:value-type="float" office:value="4.88684364197268" calcext:value-type="float">
            <text:p>4.88684364197268</text:p>
          </table:table-cell>
          <table:table-cell table:formula="of:=[.C60] - 0.0174533" office:value-type="float" office:value="0.541055300000003" calcext:value-type="float">
            <text:p>0.541055300000003</text:p>
          </table:table-cell>
          <table:table-cell table:formula="of:=[.D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] + COS([.C62]) * [.D62]" office:value-type="float" office:value="2.9080003996992" calcext:value-type="float">
            <text:p>2.9080003996992</text:p>
          </table:table-cell>
          <table:table-cell table:formula="of:=[.B61]+ SIN([.C62]) * [.D62]" office:value-type="float" office:value="4.93684392121379" calcext:value-type="float">
            <text:p>4.93684392121379</text:p>
          </table:table-cell>
          <table:table-cell table:formula="of:=[.C61] - 0.0174533" office:value-type="float" office:value="0.523602000000003" calcext:value-type="float">
            <text:p>0.523602000000003</text:p>
          </table:table-cell>
          <table:table-cell table:formula="of:=[.D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] + COS([.C63]) * [.D63]" office:value-type="float" office:value="2.99546221445323" calcext:value-type="float">
            <text:p>2.99546221445323</text:p>
          </table:table-cell>
          <table:table-cell table:formula="of:=[.B62]+ SIN([.C63]) * [.D63]" office:value-type="float" office:value="4.98532516459648" calcext:value-type="float">
            <text:p>4.98532516459648</text:p>
          </table:table-cell>
          <table:table-cell table:formula="of:=[.C62] - 0.0174533" office:value-type="float" office:value="0.506148700000003" calcext:value-type="float">
            <text:p>0.506148700000003</text:p>
          </table:table-cell>
          <table:table-cell table:formula="of:=[.D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] + COS([.C64]) * [.D64]" office:value-type="float" office:value="3.08375682306451" calcext:value-type="float">
            <text:p>3.08375682306451</text:p>
          </table:table-cell>
          <table:table-cell table:formula="of:=[.B63]+ SIN([.C64]) * [.D64]" office:value-type="float" office:value="5.0322726042517" calcext:value-type="float">
            <text:p>5.0322726042517</text:p>
          </table:table-cell>
          <table:table-cell table:formula="of:=[.C63] - 0.0174533" office:value-type="float" office:value="0.488695400000003" calcext:value-type="float">
            <text:p>0.488695400000003</text:p>
          </table:table-cell>
          <table:table-cell table:formula="of:=[.D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] + COS([.C65]) * [.D65]" office:value-type="float" office:value="3.17285733011688" calcext:value-type="float">
            <text:p>3.17285733011688</text:p>
          </table:table-cell>
          <table:table-cell table:formula="of:=[.B64]+ SIN([.C65]) * [.D65]" office:value-type="float" office:value="5.07767193952229" calcext:value-type="float">
            <text:p>5.07767193952229</text:p>
          </table:table-cell>
          <table:table-cell table:formula="of:=[.C64] - 0.0174533" office:value-type="float" office:value="0.471242100000003" calcext:value-type="float">
            <text:p>0.471242100000003</text:p>
          </table:table-cell>
          <table:table-cell table:formula="of:=[.D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] + COS([.C66]) * [.D66]" office:value-type="float" office:value="3.26273659470949" calcext:value-type="float">
            <text:p>3.26273659470949</text:p>
          </table:table-cell>
          <table:table-cell table:formula="of:=[.B65]+ SIN([.C66]) * [.D66]" office:value-type="float" office:value="5.12150934131906" calcext:value-type="float">
            <text:p>5.12150934131906</text:p>
          </table:table-cell>
          <table:table-cell table:formula="of:=[.C65] - 0.0174533" office:value-type="float" office:value="0.453788800000003" calcext:value-type="float">
            <text:p>0.453788800000003</text:p>
          </table:table-cell>
          <table:table-cell table:formula="of:=[.D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] + COS([.C67]) * [.D67]" office:value-type="float" office:value="3.35336723872419" calcext:value-type="float">
            <text:p>3.35336723872419</text:p>
          </table:table-cell>
          <table:table-cell table:formula="of:=[.B66]+ SIN([.C67]) * [.D67]" office:value-type="float" office:value="5.16377145633334" calcext:value-type="float">
            <text:p>5.16377145633334</text:p>
          </table:table-cell>
          <table:table-cell table:formula="of:=[.C66] - 0.0174533" office:value-type="float" office:value="0.436335500000003" calcext:value-type="float">
            <text:p>0.436335500000003</text:p>
          </table:table-cell>
          <table:table-cell table:formula="of:=[.D66]" office:value-type="float" office:value="0.1" calcext:value-type="float">
            <text:p>0.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formula="of:=[.A67] + COS([.C68]) * [.D68]" office:value-type="float" office:value="3.44472165516521" calcext:value-type="float">
            <text:p>3.44472165516521</text:p>
          </table:table-cell>
          <table:table-cell table:formula="of:=[.B67]+ SIN([.C68]) * [.D68]" office:value-type="float" office:value="5.20444541110444" calcext:value-type="float">
            <text:p>5.20444541110444</text:p>
          </table:table-cell>
          <table:table-cell table:formula="of:=[.C67] - 0.0174533" office:value-type="float" office:value="0.418882200000003" calcext:value-type="float">
            <text:p>0.418882200000003</text:p>
          </table:table-cell>
          <table:table-cell table:formula="of:=[.D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] + COS([.C69]) * [.D69]" office:value-type="float" office:value="3.53677201656846" calcext:value-type="float">
            <text:p>3.53677201656846</text:p>
          </table:table-cell>
          <table:table-cell table:formula="of:=[.B68]+ SIN([.C69]) * [.D69]" office:value-type="float" office:value="5.24351881594112" calcext:value-type="float">
            <text:p>5.24351881594112</text:p>
          </table:table-cell>
          <table:table-cell table:formula="of:=[.C68] - 0.0174533" office:value-type="float" office:value="0.401428900000003" calcext:value-type="float">
            <text:p>0.401428900000003</text:p>
          </table:table-cell>
          <table:table-cell table:formula="of:=[.D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] + COS([.C70]) * [.D70]" office:value-type="float" office:value="3.62949028347812" calcext:value-type="float">
            <text:p>3.62949028347812</text:p>
          </table:table-cell>
          <table:table-cell table:formula="of:=[.B69]+ SIN([.C70]) * [.D70]" office:value-type="float" office:value="5.28097976869553" calcext:value-type="float">
            <text:p>5.28097976869553</text:p>
          </table:table-cell>
          <table:table-cell table:formula="of:=[.C69] - 0.0174533" office:value-type="float" office:value="0.383975600000003" calcext:value-type="float">
            <text:p>0.383975600000003</text:p>
          </table:table-cell>
          <table:table-cell table:formula="of:=[.D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] + COS([.C71]) * [.D71]" office:value-type="float" office:value="3.72284821298771" calcext:value-type="float">
            <text:p>3.72284821298771</text:p>
          </table:table-cell>
          <table:table-cell table:formula="of:=[.B70]+ SIN([.C71]) * [.D71]" office:value-type="float" office:value="5.3168168583888" calcext:value-type="float">
            <text:p>5.3168168583888</text:p>
          </table:table-cell>
          <table:table-cell table:formula="of:=[.C70] - 0.0174533" office:value-type="float" office:value="0.366522300000003" calcext:value-type="float">
            <text:p>0.366522300000003</text:p>
          </table:table-cell>
          <table:table-cell table:formula="of:=[.D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] + COS([.C72]) * [.D72]" office:value-type="float" office:value="3.81681736734313" calcext:value-type="float">
            <text:p>3.81681736734313</text:p>
          </table:table-cell>
          <table:table-cell table:formula="of:=[.B71]+ SIN([.C72]) * [.D72]" office:value-type="float" office:value="5.35101916868689" calcext:value-type="float">
            <text:p>5.35101916868689</text:p>
          </table:table-cell>
          <table:table-cell table:formula="of:=[.C71] - 0.0174533" office:value-type="float" office:value="0.349069000000003" calcext:value-type="float">
            <text:p>0.349069000000003</text:p>
          </table:table-cell>
          <table:table-cell table:formula="of:=[.D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2] + COS([.C73]) * [.D73]" office:value-type="float" office:value="3.91136912260514" calcext:value-type="float">
            <text:p>3.91136912260514</text:p>
          </table:table-cell>
          <table:table-cell table:formula="of:=[.B72]+ SIN([.C73]) * [.D73]" office:value-type="float" office:value="5.38357628122583" calcext:value-type="float">
            <text:p>5.38357628122583</text:p>
          </table:table-cell>
          <table:table-cell table:formula="of:=[.C72] - 0.0174533" office:value-type="float" office:value="0.331615700000003" calcext:value-type="float">
            <text:p>0.331615700000003</text:p>
          </table:table-cell>
          <table:table-cell table:formula="of:=[.D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3] + COS([.C74]) * [.D74]" office:value-type="float" office:value="4.00647467736845" calcext:value-type="float">
            <text:p>4.00647467736845</text:p>
          </table:table-cell>
          <table:table-cell table:formula="of:=[.B73]+ SIN([.C74]) * [.D74]" office:value-type="float" office:value="5.41447827878525" calcext:value-type="float">
            <text:p>5.41447827878525</text:p>
          </table:table-cell>
          <table:table-cell table:formula="of:=[.C73] - 0.0174533" office:value-type="float" office:value="0.314162400000003" calcext:value-type="float">
            <text:p>0.314162400000003</text:p>
          </table:table-cell>
          <table:table-cell table:formula="of:=[.D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4] + COS([.C75]) * [.D75]" office:value-type="float" office:value="4.10210506153495" calcext:value-type="float">
            <text:p>4.10210506153495</text:p>
          </table:table-cell>
          <table:table-cell table:formula="of:=[.B74]+ SIN([.C75]) * [.D75]" office:value-type="float" office:value="5.44371574830928" calcext:value-type="float">
            <text:p>5.44371574830928</text:p>
          </table:table-cell>
          <table:table-cell table:formula="of:=[.C74] - 0.0174533" office:value-type="float" office:value="0.296709100000003" calcext:value-type="float">
            <text:p>0.296709100000003</text:p>
          </table:table-cell>
          <table:table-cell table:formula="of:=[.D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5] + COS([.C76]) * [.D76]" office:value-type="float" office:value="4.19823114513825" calcext:value-type="float">
            <text:p>4.19823114513825</text:p>
          </table:table-cell>
          <table:table-cell table:formula="of:=[.B75]+ SIN([.C76]) * [.D76]" office:value-type="float" office:value="5.47127978377382" calcext:value-type="float">
            <text:p>5.47127978377382</text:p>
          </table:table-cell>
          <table:table-cell table:formula="of:=[.C75] - 0.0174533" office:value-type="float" office:value="0.279255800000003" calcext:value-type="float">
            <text:p>0.279255800000003</text:p>
          </table:table-cell>
          <table:table-cell table:formula="of:=[.D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6] + COS([.C77]) * [.D77]" office:value-type="float" office:value="4.29482364721701" calcext:value-type="float">
            <text:p>4.29482364721701</text:p>
          </table:table-cell>
          <table:table-cell table:formula="of:=[.B76]+ SIN([.C77]) * [.D77]" office:value-type="float" office:value="5.49716198889946" calcext:value-type="float">
            <text:p>5.49716198889946</text:p>
          </table:table-cell>
          <table:table-cell table:formula="of:=[.C76] - 0.0174533" office:value-type="float" office:value="0.261802500000003" calcext:value-type="float">
            <text:p>0.261802500000003</text:p>
          </table:table-cell>
          <table:table-cell table:formula="of:=[.D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7] + COS([.C78]) * [.D78]" office:value-type="float" office:value="4.39185314473414" calcext:value-type="float">
            <text:p>4.39185314473414</text:p>
          </table:table-cell>
          <table:table-cell table:formula="of:=[.B77]+ SIN([.C78]) * [.D78]" office:value-type="float" office:value="5.52135447970905" calcext:value-type="float">
            <text:p>5.52135447970905</text:p>
          </table:table-cell>
          <table:table-cell table:formula="of:=[.C77] - 0.0174533" office:value-type="float" office:value="0.244349200000003" calcext:value-type="float">
            <text:p>0.244349200000003</text:p>
          </table:table-cell>
          <table:table-cell table:formula="of:=[.D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8] + COS([.C79]) * [.D79]" office:value-type="float" office:value="4.48929008153944" calcext:value-type="float">
            <text:p>4.48929008153944</text:p>
          </table:table-cell>
          <table:table-cell table:formula="of:=[.B78]+ SIN([.C79]) * [.D79]" office:value-type="float" office:value="5.54384988692919" calcext:value-type="float">
            <text:p>5.54384988692919</text:p>
          </table:table-cell>
          <table:table-cell table:formula="of:=[.C78] - 0.0174533" office:value-type="float" office:value="0.226895900000003" calcext:value-type="float">
            <text:p>0.226895900000003</text:p>
          </table:table-cell>
          <table:table-cell table:formula="of:=[.D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9] + COS([.C80]) * [.D80]" office:value-type="float" office:value="4.58710477737262" calcext:value-type="float">
            <text:p>4.58710477737262</text:p>
          </table:table-cell>
          <table:table-cell table:formula="of:=[.B79]+ SIN([.C80]) * [.D80]" office:value-type="float" office:value="5.56464135823507" calcext:value-type="float">
            <text:p>5.56464135823507</text:p>
          </table:table-cell>
          <table:table-cell table:formula="of:=[.C79] - 0.0174533" office:value-type="float" office:value="0.209442600000003" calcext:value-type="float">
            <text:p>0.209442600000003</text:p>
          </table:table-cell>
          <table:table-cell table:formula="of:=[.D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0] + COS([.C81]) * [.D81]" office:value-type="float" office:value="4.68526743690423" calcext:value-type="float">
            <text:p>4.68526743690423</text:p>
          </table:table-cell>
          <table:table-cell table:formula="of:=[.B80]+ SIN([.C81]) * [.D81]" office:value-type="float" office:value="5.58372256033768" calcext:value-type="float">
            <text:p>5.58372256033768</text:p>
          </table:table-cell>
          <table:table-cell table:formula="of:=[.C80] - 0.0174533" office:value-type="float" office:value="0.191989300000003" calcext:value-type="float">
            <text:p>0.191989300000003</text:p>
          </table:table-cell>
          <table:table-cell table:formula="of:=[.D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1] + COS([.C82]) * [.D82]" office:value-type="float" office:value="4.78374815881164" calcext:value-type="float">
            <text:p>4.78374815881164</text:p>
          </table:table-cell>
          <table:table-cell table:formula="of:=[.B81]+ SIN([.C82]) * [.D82]" office:value-type="float" office:value="5.60108768091303" calcext:value-type="float">
            <text:p>5.60108768091303</text:p>
          </table:table-cell>
          <table:table-cell table:formula="of:=[.C81] - 0.0174533" office:value-type="float" office:value="0.174536000000003" calcext:value-type="float">
            <text:p>0.174536000000003</text:p>
          </table:table-cell>
          <table:table-cell table:formula="of:=[.D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2] + COS([.C83]) * [.D83]" office:value-type="float" office:value="4.88251694488722" calcext:value-type="float">
            <text:p>4.88251694488722</text:p>
          </table:table-cell>
          <table:table-cell table:formula="of:=[.B82]+ SIN([.C83]) * [.D83]" office:value-type="float" office:value="5.61673143037265" calcext:value-type="float">
            <text:p>5.61673143037265</text:p>
          </table:table-cell>
          <table:table-cell table:formula="of:=[.C82] - 0.0174533" office:value-type="float" office:value="0.157082700000003" calcext:value-type="float">
            <text:p>0.157082700000003</text:p>
          </table:table-cell>
          <table:table-cell table:formula="of:=[.D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3] + COS([.C84]) * [.D84]" office:value-type="float" office:value="4.98154370917617" calcext:value-type="float">
            <text:p>4.98154370917617</text:p>
          </table:table-cell>
          <table:table-cell table:formula="of:=[.B83]+ SIN([.C84]) * [.D84]" office:value-type="float" office:value="5.63064904347482" calcext:value-type="float">
            <text:p>5.63064904347482</text:p>
          </table:table-cell>
          <table:table-cell table:formula="of:=[.C83] - 0.0174533" office:value-type="float" office:value="0.139629400000003" calcext:value-type="float">
            <text:p>0.139629400000003</text:p>
          </table:table-cell>
          <table:table-cell table:formula="of:=[.D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4] + COS([.C85]) * [.D85]" office:value-type="float" office:value="5.08079828714092" calcext:value-type="float">
            <text:p>5.08079828714092</text:p>
          </table:table-cell>
          <table:table-cell table:formula="of:=[.B84]+ SIN([.C85]) * [.D85]" office:value-type="float" office:value="5.64283628077614" calcext:value-type="float">
            <text:p>5.64283628077614</text:p>
          </table:table-cell>
          <table:table-cell table:formula="of:=[.C84] - 0.0174533" office:value-type="float" office:value="0.122176100000003" calcext:value-type="float">
            <text:p>0.122176100000003</text:p>
          </table:table-cell>
          <table:table-cell table:formula="of:=[.D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5] + COS([.C86]) * [.D86]" office:value-type="float" office:value="5.18025044484962" calcext:value-type="float">
            <text:p>5.18025044484962</text:p>
          </table:table-cell>
          <table:table-cell table:formula="of:=[.B85]+ SIN([.C86]) * [.D86]" office:value-type="float" office:value="5.65328942992287" calcext:value-type="float">
            <text:p>5.65328942992287</text:p>
          </table:table-cell>
          <table:table-cell table:formula="of:=[.C85] - 0.0174533" office:value-type="float" office:value="0.104722800000003" calcext:value-type="float">
            <text:p>0.104722800000003</text:p>
          </table:table-cell>
          <table:table-cell table:formula="of:=[.D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6] + COS([.C87]) * [.D87]" office:value-type="float" office:value="5.27986988818565" calcext:value-type="float">
            <text:p>5.27986988818565</text:p>
          </table:table-cell>
          <table:table-cell table:formula="of:=[.B86]+ SIN([.C87]) * [.D87]" office:value-type="float" office:value="5.6620053067818" calcext:value-type="float">
            <text:p>5.6620053067818</text:p>
          </table:table-cell>
          <table:table-cell table:formula="of:=[.C86] - 0.0174533" office:value-type="float" office:value="0.0872695000000031" calcext:value-type="float">
            <text:p>0.087269500000003</text:p>
          </table:table-cell>
          <table:table-cell table:formula="of:=[.D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7] + COS([.C88]) * [.D88]" office:value-type="float" office:value="5.37962627207552" calcext:value-type="float">
            <text:p>5.37962627207552</text:p>
          </table:table-cell>
          <table:table-cell table:formula="of:=[.B87]+ SIN([.C88]) * [.D88]" office:value-type="float" office:value="5.66898125641013" calcext:value-type="float">
            <text:p>5.66898125641013</text:p>
          </table:table-cell>
          <table:table-cell table:formula="of:=[.C87] - 0.0174533" office:value-type="float" office:value="0.0698162000000031" calcext:value-type="float">
            <text:p>0.069816200000003</text:p>
          </table:table-cell>
          <table:table-cell table:formula="of:=[.D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8] + COS([.C89]) * [.D89]" office:value-type="float" office:value="5.47948920973229" calcext:value-type="float">
            <text:p>5.47948920973229</text:p>
          </table:table-cell>
          <table:table-cell table:formula="of:=[.B88]+ SIN([.C89]) * [.D89]" office:value-type="float" office:value="5.67421515386421" calcext:value-type="float">
            <text:p>5.67421515386421</text:p>
          </table:table-cell>
          <table:table-cell table:formula="of:=[.C88] - 0.0174533" office:value-type="float" office:value="0.0523629000000031" calcext:value-type="float">
            <text:p>0.052362900000003</text:p>
          </table:table-cell>
          <table:table-cell table:formula="of:=[.D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9] + COS([.C90]) * [.D90]" office:value-type="float" office:value="5.57942828191169" calcext:value-type="float">
            <text:p>5.57942828191169</text:p>
          </table:table-cell>
          <table:table-cell table:formula="of:=[.B89]+ SIN([.C90]) * [.D90]" office:value-type="float" office:value="5.67770540484679" calcext:value-type="float">
            <text:p>5.67770540484679</text:p>
          </table:table-cell>
          <table:table-cell table:formula="of:=[.C89] - 0.0174533" office:value-type="float" office:value="0.0349096000000031" calcext:value-type="float">
            <text:p>0.034909600000003</text:p>
          </table:table-cell>
          <table:table-cell table:formula="of:=[.D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0] + COS([.C91]) * [.D91]" office:value-type="float" office:value="5.6794130461781" calcext:value-type="float">
            <text:p>5.6794130461781</text:p>
          </table:table-cell>
          <table:table-cell table:formula="of:=[.B90]+ SIN([.C91]) * [.D91]" office:value-type="float" office:value="5.67945094619271" calcext:value-type="float">
            <text:p>5.67945094619271</text:p>
          </table:table-cell>
          <table:table-cell table:formula="of:=[.C90] - 0.0174533" office:value-type="float" office:value="0.0174563000000031" calcext:value-type="float">
            <text:p>0.017456300000003</text:p>
          </table:table-cell>
          <table:table-cell table:formula="of:=[.D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1] + COS([.C92]) * [.D92]" office:value-type="float" office:value="5.77941304617765" calcext:value-type="float">
            <text:p>5.77941304617765</text:p>
          </table:table-cell>
          <table:table-cell table:formula="of:=[.B91]+ SIN([.C92]) * [.D92]" office:value-type="float" office:value="5.67945124619271" calcext:value-type="float">
            <text:p>5.67945124619271</text:p>
          </table:table-cell>
          <table:table-cell table:formula="of:=[.C91] - 0.0174533" office:value-type="float" office:value="0.00000300000000311162" calcext:value-type="float">
            <text:p>3.00000000311162E-06</text:p>
          </table:table-cell>
          <table:table-cell table:formula="of:=[.D91]" office:value-type="float" office:value="0.1" calcext:value-type="float">
            <text:p>0.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1:05:47.648912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4:54:34.492091910</meta:creation-date>
    <dc:date>2021-03-10T22:43:11.501445406</dc:date>
    <meta:editing-duration>PT11H48M43S</meta:editing-duration>
    <meta:editing-cycles>7</meta:editing-cycles>
    <meta:generator>LibreOffice/6.0.7.3$Linux_X86_64 LibreOffice_project/00m0$Build-3</meta:generator>
    <meta:document-statistic meta:table-count="1" meta:cell-count="4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43cm" svg:height="31.872cm" xlink:href=".." xlink:type="simple" chart:class="chart:scatter" chart:style-name="ch1">
        <chart:legend chart:legend-position="start" svg:x="0.21cm" svg:y="15.151cm" style:legend-expansion="high" chart:style-name="ch2"/>
        <chart:plot-area chart:style-name="ch3" table:cell-range-address="Sheet1.Z2:Sheet1.Z12 Sheet1.K67:Sheet1.L67 Sheet1.B2:Sheet1.B92" chart:data-source-has-labels="both" svg:x="3.693cm" svg:y="0.636cm" svg:width="31.05cm" svg:height="31.313cm">
          <chartooo:coordinate-region svg:x="4.156cm" svg:y="0.831cm" svg:width="30.479cm" svg:height="30.479cm"/>
          <chart:axis chart:dimension="x" chart:name="primary-x" chart:style-name="ch4" chartooo:axis-type="auto">
            <chart:categories table:cell-range-address="Sheet1.Z2:Sheet1.Z12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L67:Sheet1.L67" loext:label-string="point" chart:class="chart:scatter">
            <chart:domain table:cell-range-address="Sheet1.K67:Sheet1.K67"/>
            <chart:data-point/>
          </chart:series>
          <chart:series chart:style-name="ch9" chart:values-cell-range-address="Sheet1.B2:Sheet1.B92" loext:label-string="car_state" chart:class="chart:scatter">
            <chart:domain table:cell-range-address="Sheet1.A2:Sheet1.A92"/>
            <chart:data-point chart:repeated="91"/>
          </chart:series>
          <chart:series chart:style-name="ch10" chart:values-cell-range-address="Sheet1.Z2:Sheet1.Z12" loext:label-string="path" chart:class="chart:scatter">
            <chart:domain table:cell-range-address="Sheet1.Y2:Sheet1.Y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int</text:p>
              </table:table-cell>
              <table:table-cell office:value-type="string">
                <text:p>Column A</text:p>
              </table:table-cell>
              <table:table-cell office:value-type="string">
                <text:p>car_state</text:p>
              </table:table-cell>
              <table:table-cell office:value-type="string">
                <text:p>Column Y</text:p>
              </table:table-cell>
              <table:table-cell office:value-type="string">
                <text:p>pat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Z2:Sheet1.Z12</svg:desc>
                </draw:g>
              </table:table-cell>
              <table:table-cell office:value-type="float" office:value="3">
                <text:p>3</text:p>
                <draw:g>
                  <svg:desc>Sheet1.K67:Sheet1.K67</svg:desc>
                </draw:g>
              </table:table-cell>
              <table:table-cell office:value-type="float" office:value="4">
                <text:p>4</text:p>
                <draw:g>
                  <svg:desc>Sheet1.L67:Sheet1.L67</svg:desc>
                </draw:g>
              </table:table-cell>
              <table:table-cell office:value-type="float" office:value="0">
                <text:p>0</text:p>
                <draw:g>
                  <svg:desc>Sheet1.A2:Sheet1.A92</svg:desc>
                </draw:g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Y2:Sheet1.Y12</svg:desc>
                </draw:g>
              </table:table-cell>
              <table:table-cell office:value-type="float" office:value="0">
                <text:p>0</text:p>
                <draw:g>
                  <svg:desc>Sheet1.Z2:Sheet1.Z12</svg:desc>
                </draw:g>
              </table:table-cell>
            </table:table-row>
            <table:table-row>
              <table:table-cell office:value-type="float" office:value="0.958058192011707">
                <text:p>0.95805819201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4487412704272">
                <text:p>0.00174487412704272</text:p>
              </table:table-cell>
              <table:table-cell office:value-type="float" office:value="0.0999847759125397">
                <text:p>0.0999847759125397</text:p>
              </table:table-cell>
              <table:table-cell office:value-type="float" office:value="0.151738263860037">
                <text:p>0.151738263860037</text:p>
              </table:table-cell>
              <table:table-cell office:value-type="float" office:value="0.958058192011707">
                <text:p>0.958058192011707</text:p>
              </table:table-cell>
            </table:table-row>
            <table:table-row>
              <table:table-cell office:value-type="float" office:value="1.88058389363828">
                <text:p>1.88058389363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3445819562085">
                <text:p>0.00523445819562085</text:p>
              </table:table-cell>
              <table:table-cell office:value-type="float" office:value="0.199923871380871">
                <text:p>0.199923871380871</text:p>
              </table:table-cell>
              <table:table-cell office:value-type="float" office:value="0.451482037504138">
                <text:p>0.451482037504138</text:p>
              </table:table-cell>
              <table:table-cell office:value-type="float" office:value="1.88058389363828">
                <text:p>1.88058389363828</text:p>
              </table:table-cell>
            </table:table-row>
            <table:table-row>
              <table:table-cell office:value-type="float" office:value="2.74486135439869">
                <text:p>2.74486135439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4676892437116">
                <text:p>0.0104676892437116</text:p>
              </table:table-cell>
              <table:table-cell office:value-type="float" office:value="0.299786843962291">
                <text:p>0.299786843962291</text:p>
              </table:table-cell>
              <table:table-cell office:value-type="float" office:value="0.891850599985089">
                <text:p>0.891850599985089</text:p>
              </table:table-cell>
              <table:table-cell office:value-type="float" office:value="2.74486135439869">
                <text:p>2.74486135439869</text:p>
              </table:table-cell>
            </table:table-row>
            <table:table-row>
              <table:table-cell office:value-type="float" office:value="3.52960909551095">
                <text:p>3.5296090955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429731770761">
                <text:p>0.0174429731770761</text:p>
              </table:table-cell>
              <table:table-cell office:value-type="float" office:value="0.399543274401882">
                <text:p>0.399543274401882</text:p>
              </table:table-cell>
              <table:table-cell office:value-type="float" office:value="1.46200056518653">
                <text:p>1.46200056518653</text:p>
              </table:table-cell>
              <table:table-cell office:value-type="float" office:value="3.52960909551095">
                <text:p>3.52960909551095</text:p>
              </table:table-cell>
            </table:table-row>
            <table:table-row>
              <table:table-cell office:value-type="float" office:value="4.21550393297464">
                <text:p>4.2155039329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581852548357">
                <text:p>0.0261581852548357</text:p>
              </table:table-cell>
              <table:table-cell office:value-type="float" office:value="0.499162775898525">
                <text:p>0.499162775898525</text:p>
              </table:table-cell>
              <table:table-cell office:value-type="float" office:value="2.14789288322243">
                <text:p>2.14789288322243</text:p>
              </table:table-cell>
              <table:table-cell office:value-type="float" office:value="4.21550393297464">
                <text:p>4.21550393297464</text:p>
              </table:table-cell>
            </table:table-row>
            <table:table-row>
              <table:table-cell office:value-type="float" office:value="4.78565678071164">
                <text:p>4.7856567807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6106707366902">
                <text:p>0.0366106707366902</text:p>
              </table:table-cell>
              <table:table-cell office:value-type="float" office:value="0.598615003361019">
                <text:p>0.598615003361019</text:p>
              </table:table-cell>
              <table:table-cell office:value-type="float" office:value="2.93263853005163">
                <text:p>2.93263853005163</text:p>
              </table:table-cell>
              <table:table-cell office:value-type="float" office:value="4.78565678071164">
                <text:p>4.78565678071164</text:p>
              </table:table-cell>
            </table:table-row>
            <table:table-row>
              <table:table-cell office:value-type="float" office:value="5.226028517858">
                <text:p>5.226028517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7972456915771">
                <text:p>0.0487972456915771</text:p>
              </table:table-cell>
              <table:table-cell office:value-type="float" office:value="0.697869662651497">
                <text:p>0.697869662651497</text:p>
              </table:table-cell>
              <table:table-cell office:value-type="float" office:value="3.79691437324216">
                <text:p>3.79691437324216</text:p>
              </table:table-cell>
              <table:table-cell office:value-type="float" office:value="5.226028517858">
                <text:p>5.226028517858</text:p>
              </table:table-cell>
            </table:table-row>
            <table:table-row>
              <table:table-cell office:value-type="float" office:value="5.52577568012619">
                <text:p>5.52577568012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7141979675293">
                <text:p>0.0627141979675293</text:p>
              </table:table-cell>
              <table:table-cell office:value-type="float" office:value="0.796896519813324">
                <text:p>0.796896519813324</text:p>
              </table:table-cell>
              <table:table-cell office:value-type="float" office:value="4.71943897384215">
                <text:p>4.71943897384215</text:p>
              </table:table-cell>
              <table:table-cell office:value-type="float" office:value="5.52577568012619">
                <text:p>5.52577568012619</text:p>
              </table:table-cell>
            </table:table-row>
            <table:table-row>
              <table:table-cell office:value-type="float" office:value="5.67751746312944">
                <text:p>5.6775174631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3572883224336">
                <text:p>0.0783572883224336</text:p>
              </table:table-cell>
              <table:table-cell office:value-type="float" office:value="0.895665410280658">
                <text:p>0.895665410280658</text:p>
              </table:table-cell>
              <table:table-cell office:value-type="float" office:value="5.67749660848163">
                <text:p>5.67749660848163</text:p>
              </table:table-cell>
              <table:table-cell office:value-type="float" office:value="5.67751746312944">
                <text:p>5.67751746312944</text:p>
              </table:table-cell>
            </table:table-row>
            <table:table-row>
              <table:table-cell office:value-type="float" office:value="5.67751746312944">
                <text:p>5.6775174631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7217517153455">
                <text:p>0.0957217517153455</text:p>
              </table:table-cell>
              <table:table-cell office:value-type="float" office:value="0.99414624806688">
                <text:p>0.99414624806688</text:p>
              </table:table-cell>
              <table:table-cell office:value-type="float" office:value="6.64749660848163">
                <text:p>6.64749660848163</text:p>
              </table:table-cell>
              <table:table-cell office:value-type="float" office:value="5.67751746312944">
                <text:p>5.67751746312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802298757969">
                <text:p>0.114802298757969</text:p>
              </table:table-cell>
              <table:table-cell office:value-type="float" office:value="1.09230903492908">
                <text:p>1.09230903492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5593117325854">
                <text:p>0.135593117325854</text:p>
              </table:table-cell>
              <table:table-cell office:value-type="float" office:value="1.19012386950583">
                <text:p>1.19012386950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087874328834">
                <text:p>0.158087874328834</text:p>
              </table:table-cell>
              <table:table-cell office:value-type="float" office:value="1.28756095642543">
                <text:p>1.2875609564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2279717640139">
                <text:p>0.182279717640139</text:p>
              </table:table-cell>
              <table:table-cell office:value-type="float" office:value="1.38459061538186">
                <text:p>1.38459061538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161278183629">
                <text:p>0.208161278183629</text:p>
              </table:table-cell>
              <table:table-cell office:value-type="float" office:value="1.48118329017573">
                <text:p>1.48118329017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724672178485">
                <text:p>0.235724672178485</text:p>
              </table:table-cell>
              <table:table-cell office:value-type="float" office:value="1.57730955771735">
                <text:p>1.5773095577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961503540688">
                <text:p>0.264961503540688</text:p>
              </table:table-cell>
              <table:table-cell office:value-type="float" office:value="1.67294013698935">
                <text:p>1.67294013698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862866440546">
                <text:p>0.295862866440546</text:p>
              </table:table-cell>
              <table:table-cell office:value-type="float" office:value="1.76804589796592">
                <text:p>1.76804589796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419348015504">
                <text:p>0.328419348015504</text:p>
              </table:table-cell>
              <table:table-cell office:value-type="float" office:value="1.86259787048611">
                <text:p>1.8625978704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621031237394">
                <text:p>0.362621031237394</text:p>
              </table:table-cell>
              <table:table-cell office:value-type="float" office:value="1.95656725307847">
                <text:p>1.95656725307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8457497933256">
                <text:p>0.398457497933256</text:p>
              </table:table-cell>
              <table:table-cell office:value-type="float" office:value="2.04992542173423">
                <text:p>2.0499254217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917831958823">
                <text:p>0.435917831958823</text:p>
              </table:table-cell>
              <table:table-cell office:value-type="float" office:value="2.14264393862645">
                <text:p>2.1426439386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990622523684">
                <text:p>0.474990622523684</text:p>
              </table:table-cell>
              <table:table-cell office:value-type="float" office:value="2.23469456077249">
                <text:p>2.23469456077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663967667124">
                <text:p>0.515663967667124</text:p>
              </table:table-cell>
              <table:table-cell office:value-type="float" office:value="2.32604924863712">
                <text:p>2.3260492486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925477883582">
                <text:p>0.557925477883582</text:p>
              </table:table-cell>
              <table:table-cell office:value-type="float" office:value="2.41668017467357">
                <text:p>2.41668017467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762279896616">
                <text:p>0.601762279896616</text:p>
              </table:table-cell>
              <table:table-cell office:value-type="float" office:value="2.50655973180015">
                <text:p>2.5065597318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16102058023">
                <text:p>0.64716102058023</text:p>
              </table:table-cell>
              <table:table-cell office:value-type="float" office:value="2.59566054180961">
                <text:p>2.59566054180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107871026371">
                <text:p>0.694107871026371</text:p>
              </table:table-cell>
              <table:table-cell office:value-type="float" office:value="2.68395546370882">
                <text:p>2.68395546370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2588530757352">
                <text:p>0.742588530757352</text:p>
              </table:table-cell>
              <table:table-cell office:value-type="float" office:value="2.77141760198618">
                <text:p>2.77141760198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2588232081919">
                <text:p>0.792588232081919</text:p>
              </table:table-cell>
              <table:table-cell office:value-type="float" office:value="2.85802031480428">
                <text:p>2.8580203148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4091744593634">
                <text:p>0.844091744593634</text:p>
              </table:table-cell>
              <table:table-cell office:value-type="float" office:value="2.94373722211524">
                <text:p>2.9437372221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083379810216">
                <text:p>0.897083379810216</text:p>
              </table:table-cell>
              <table:table-cell office:value-type="float" office:value="3.02854221369635">
                <text:p>3.02854221369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1546995952399">
                <text:p>0.951546995952399</text:p>
              </table:table-cell>
              <table:table-cell office:value-type="float" office:value="3.11240945710352">
                <text:p>3.1124094571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746600286089">
                <text:p>1.00746600286089</text:p>
              </table:table-cell>
              <table:table-cell office:value-type="float" office:value="3.19531340554006">
                <text:p>3.1953134055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482336704987">
                <text:p>1.06482336704987</text:p>
              </table:table-cell>
              <table:table-cell office:value-type="float" office:value="3.27722880563853">
                <text:p>3.27722880563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360161689562">
                <text:p>1.12360161689562</text:p>
              </table:table-cell>
              <table:table-cell office:value-type="float" office:value="3.35813070515313">
                <text:p>3.3581307051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378284795848">
                <text:p>1.18378284795848</text:p>
              </table:table-cell>
              <table:table-cell office:value-type="float" office:value="3.43799446056044">
                <text:p>3.43799446056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534872843676">
                <text:p>1.24534872843676</text:p>
              </table:table-cell>
              <table:table-cell office:value-type="float" office:value="3.51679574456606">
                <text:p>3.51679574456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828050475081">
                <text:p>1.30828050475081</text:p>
              </table:table-cell>
              <table:table-cell office:value-type="float" office:value="3.59451055351492">
                <text:p>3.5945105535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255900725549">
                <text:p>1.37255900725549</text:p>
              </table:table-cell>
              <table:table-cell office:value-type="float" office:value="3.67111521470311">
                <text:p>3.67111521470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816465607947">
                <text:p>1.43816465607947</text:p>
              </table:table-cell>
              <table:table-cell office:value-type="float" office:value="3.74658639358872">
                <text:p>3.74658639358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507746708945">
                <text:p>1.50507746708945</text:p>
              </table:table-cell>
              <table:table-cell office:value-type="float" office:value="3.82090110089987">
                <text:p>3.82090110089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327705797754">
                <text:p>1.57327705797754</text:p>
              </table:table-cell>
              <table:table-cell office:value-type="float" office:value="3.8940366996374">
                <text:p>3.8940366996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274265446988">
                <text:p>1.64274265446988</text:p>
              </table:table-cell>
              <table:table-cell office:value-type="float" office:value="3.96597091197036">
                <text:p>3.96597091197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345309665471">
                <text:p>1.71345309665471</text:p>
              </table:table-cell>
              <table:table-cell office:value-type="float" office:value="4.03668182602205">
                <text:p>4.03668182602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853868454279">
                <text:p>1.7853868454279</text:p>
              </table:table-cell>
              <table:table-cell office:value-type="float" office:value="4.1061479025446">
                <text:p>4.1061479025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852198905394">
                <text:p>1.85852198905394</text:p>
              </table:table-cell>
              <table:table-cell office:value-type="float" office:value="4.17434798148002">
                <text:p>4.17434798148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283624984053">
                <text:p>1.93283624984053</text:p>
              </table:table-cell>
              <table:table-cell office:value-type="float" office:value="4.24126128840581">
                <text:p>4.24126128840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830699092451">
                <text:p>2.00830699092451</text:p>
              </table:table-cell>
              <table:table-cell office:value-type="float" office:value="4.30686744086298">
                <text:p>4.30686744086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8491122316736">
                <text:p>2.08491122316736</text:p>
              </table:table-cell>
              <table:table-cell office:value-type="float" office:value="4.37114645456484">
                <text:p>4.37114645456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262561215784">
                <text:p>2.16262561215784</text:p>
              </table:table-cell>
              <table:table-cell office:value-type="float" office:value="4.43407874948435">
                <text:p>4.43407874948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142648531995">
                <text:p>2.24142648531995</text:p>
              </table:table-cell>
              <table:table-cell office:value-type="float" office:value="4.49564515581839">
                <text:p>4.4956451558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2128983912379">
                <text:p>2.32128983912379</text:p>
              </table:table-cell>
              <table:table-cell office:value-type="float" office:value="4.55582691982713">
                <text:p>4.5558269198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0219134639727">
                <text:p>2.40219134639727</text:p>
              </table:table-cell>
              <table:table-cell office:value-type="float" office:value="4.61460570954654">
                <text:p>4.6146057095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8410636373646">
                <text:p>2.48410636373646</text:p>
              </table:table-cell>
              <table:table-cell office:value-type="float" office:value="4.67196362037252">
                <text:p>4.6719636203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700993901215">
                <text:p>2.56700993901215</text:p>
              </table:table-cell>
              <table:table-cell office:value-type="float" office:value="4.72788318051481">
                <text:p>4.7278831805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087681897057">
                <text:p>2.65087681897057</text:p>
              </table:table-cell>
              <table:table-cell office:value-type="float" office:value="4.7823473563191">
                <text:p>4.7823473563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3568145692574">
                <text:p>2.73568145692574</text:p>
              </table:table-cell>
              <table:table-cell office:value-type="float" office:value="4.8353395574556">
                <text:p>4.835339557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2139802054129">
                <text:p>2.82139802054129</text:p>
              </table:table-cell>
              <table:table-cell office:value-type="float" office:value="4.88684364197268">
                <text:p>4.88684364197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80003996992">
                <text:p>2.9080003996992</text:p>
              </table:table-cell>
              <table:table-cell office:value-type="float" office:value="4.93684392121379">
                <text:p>4.9368439212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546221445323">
                <text:p>2.99546221445323</text:p>
              </table:table-cell>
              <table:table-cell office:value-type="float" office:value="4.98532516459648">
                <text:p>4.9853251645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375682306451">
                <text:p>3.08375682306451</text:p>
              </table:table-cell>
              <table:table-cell office:value-type="float" office:value="5.0322726042517">
                <text:p>5.0322726042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7285733011688">
                <text:p>3.17285733011688</text:p>
              </table:table-cell>
              <table:table-cell office:value-type="float" office:value="5.07767193952229">
                <text:p>5.0776719395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273659470949">
                <text:p>3.26273659470949</text:p>
              </table:table-cell>
              <table:table-cell office:value-type="float" office:value="5.12150934131906">
                <text:p>5.1215093413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5336723872419">
                <text:p>3.35336723872419</text:p>
              </table:table-cell>
              <table:table-cell office:value-type="float" office:value="5.16377145633334">
                <text:p>5.163771456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4472165516521">
                <text:p>3.44472165516521</text:p>
              </table:table-cell>
              <table:table-cell office:value-type="float" office:value="5.20444541110444">
                <text:p>5.2044454111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677201656846">
                <text:p>3.53677201656846</text:p>
              </table:table-cell>
              <table:table-cell office:value-type="float" office:value="5.24351881594112">
                <text:p>5.2435188159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949028347812">
                <text:p>3.62949028347812</text:p>
              </table:table-cell>
              <table:table-cell office:value-type="float" office:value="5.28097976869553">
                <text:p>5.28097976869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284821298771">
                <text:p>3.72284821298771</text:p>
              </table:table-cell>
              <table:table-cell office:value-type="float" office:value="5.3168168583888">
                <text:p>5.316816858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1681736734313">
                <text:p>3.81681736734313</text:p>
              </table:table-cell>
              <table:table-cell office:value-type="float" office:value="5.35101916868689">
                <text:p>5.35101916868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136912260514">
                <text:p>3.91136912260514</text:p>
              </table:table-cell>
              <table:table-cell office:value-type="float" office:value="5.38357628122583">
                <text:p>5.3835762812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647467736845">
                <text:p>4.00647467736845</text:p>
              </table:table-cell>
              <table:table-cell office:value-type="float" office:value="5.41447827878525">
                <text:p>5.4144782787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210506153495">
                <text:p>4.10210506153495</text:p>
              </table:table-cell>
              <table:table-cell office:value-type="float" office:value="5.44371574830928">
                <text:p>5.4437157483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823114513825">
                <text:p>4.19823114513825</text:p>
              </table:table-cell>
              <table:table-cell office:value-type="float" office:value="5.47127978377382">
                <text:p>5.47127978377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9482364721701">
                <text:p>4.29482364721701</text:p>
              </table:table-cell>
              <table:table-cell office:value-type="float" office:value="5.49716198889946">
                <text:p>5.49716198889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9185314473414">
                <text:p>4.39185314473414</text:p>
              </table:table-cell>
              <table:table-cell office:value-type="float" office:value="5.52135447970905">
                <text:p>5.52135447970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929008153944">
                <text:p>4.48929008153944</text:p>
              </table:table-cell>
              <table:table-cell office:value-type="float" office:value="5.54384988692919">
                <text:p>5.5438498869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8710477737262">
                <text:p>4.58710477737262</text:p>
              </table:table-cell>
              <table:table-cell office:value-type="float" office:value="5.56464135823507">
                <text:p>5.56464135823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8526743690423">
                <text:p>4.68526743690423</text:p>
              </table:table-cell>
              <table:table-cell office:value-type="float" office:value="5.58372256033768">
                <text:p>5.58372256033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8374815881164">
                <text:p>4.78374815881164</text:p>
              </table:table-cell>
              <table:table-cell office:value-type="float" office:value="5.60108768091303">
                <text:p>5.6010876809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51694488722">
                <text:p>4.88251694488722</text:p>
              </table:table-cell>
              <table:table-cell office:value-type="float" office:value="5.61673143037265">
                <text:p>5.61673143037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154370917617">
                <text:p>4.98154370917617</text:p>
              </table:table-cell>
              <table:table-cell office:value-type="float" office:value="5.63064904347482">
                <text:p>5.63064904347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079828714092">
                <text:p>5.08079828714092</text:p>
              </table:table-cell>
              <table:table-cell office:value-type="float" office:value="5.64283628077614">
                <text:p>5.64283628077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025044484962">
                <text:p>5.18025044484962</text:p>
              </table:table-cell>
              <table:table-cell office:value-type="float" office:value="5.65328942992287">
                <text:p>5.65328942992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7986988818565">
                <text:p>5.27986988818565</text:p>
              </table:table-cell>
              <table:table-cell office:value-type="float" office:value="5.6620053067818">
                <text:p>5.6620053067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7962627207552">
                <text:p>5.37962627207552</text:p>
              </table:table-cell>
              <table:table-cell office:value-type="float" office:value="5.66898125641013">
                <text:p>5.6689812564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7948920973229">
                <text:p>5.47948920973229</text:p>
              </table:table-cell>
              <table:table-cell office:value-type="float" office:value="5.67421515386421">
                <text:p>5.6742151538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942828191169">
                <text:p>5.57942828191169</text:p>
              </table:table-cell>
              <table:table-cell office:value-type="float" office:value="5.67770540484679">
                <text:p>5.67770540484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794130461781">
                <text:p>5.6794130461781</text:p>
              </table:table-cell>
              <table:table-cell office:value-type="float" office:value="5.67945094619271">
                <text:p>5.67945094619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41304617765">
                <text:p>5.77941304617765</text:p>
              </table:table-cell>
              <table:table-cell office:value-type="float" office:value="5.67945124619271">
                <text:p>5.67945124619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